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8b0" officeooo:paragraph-rsid="0004d8b0"/>
    </style:style>
    <style:style style:name="P2" style:family="paragraph" style:parent-style-name="Standard">
      <style:paragraph-properties fo:text-align="start" style:justify-single-word="false"/>
      <style:text-properties officeooo:rsid="0004d8b0" officeooo:paragraph-rsid="0004d8b0"/>
    </style:style>
    <style:style style:name="P3" style:family="paragraph" style:parent-style-name="Standard">
      <style:paragraph-properties fo:text-align="start" style:justify-single-word="false"/>
      <style:text-properties officeooo:rsid="0004d8b0" officeooo:paragraph-rsid="00098100"/>
    </style:style>
    <style:style style:name="P4" style:family="paragraph" style:parent-style-name="Standard">
      <style:paragraph-properties fo:text-align="start" style:justify-single-word="false"/>
      <style:text-properties officeooo:rsid="0004d8b0" officeooo:paragraph-rsid="0027bb16"/>
    </style:style>
    <style:style style:name="P5" style:family="paragraph" style:parent-style-name="Standard">
      <style:paragraph-properties fo:text-align="start" style:justify-single-word="false"/>
      <style:text-properties officeooo:rsid="0004d8b0" officeooo:paragraph-rsid="00365eb9"/>
    </style:style>
    <style:style style:name="P6" style:family="paragraph" style:parent-style-name="Standard">
      <style:paragraph-properties fo:text-align="start" style:justify-single-word="false"/>
      <style:text-properties fo:font-size="16pt" officeooo:rsid="0004d8b0" officeooo:paragraph-rsid="000a96a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0pt" officeooo:rsid="0004d8b0" officeooo:paragraph-rsid="0004d8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04d8b0" officeooo:paragraph-rsid="000f95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04d8b0" officeooo:paragraph-rsid="002a758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4d8b0" officeooo:paragraph-rsid="0037d9e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65b15" officeooo:paragraph-rsid="00065b1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0afb73" officeooo:paragraph-rsid="000afb73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2173ef" officeooo:paragraph-rsid="002173ef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style:text-underline-style="none" officeooo:rsid="0007d870" officeooo:paragraph-rsid="00065b15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officeooo:paragraph-rsid="00065b15"/>
    </style:style>
    <style:style style:name="P16" style:family="paragraph" style:parent-style-name="Standard">
      <style:paragraph-properties fo:text-align="start" style:justify-single-word="false"/>
      <style:text-properties officeooo:paragraph-rsid="002a8622"/>
    </style:style>
    <style:style style:name="P17" style:family="paragraph" style:parent-style-name="Standard">
      <style:paragraph-properties fo:text-align="start" style:justify-single-word="false"/>
      <style:text-properties officeooo:paragraph-rsid="00334133"/>
    </style:style>
    <style:style style:name="P18" style:family="paragraph" style:parent-style-name="Standard">
      <style:paragraph-properties fo:text-align="start" style:justify-single-word="false"/>
      <style:text-properties fo:font-size="14pt" officeooo:rsid="0004d8b0" officeooo:paragraph-rsid="00098100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1751cd" officeooo:paragraph-rsid="00065b15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20pt" officeooo:rsid="0004d8b0" officeooo:paragraph-rsid="0004d8b0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officeooo:rsid="00191a1d" officeooo:paragraph-rsid="0004d8b0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paragraph-rsid="0012f29e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751cd" officeooo:paragraph-rsid="002b033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052e59" officeooo:paragraph-rsid="0004d8b0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100" style:font-size-asian="14pt" style:font-size-complex="14pt"/>
    </style:style>
    <style:style style:name="T3" style:family="text">
      <style:text-properties fo:font-size="14pt" style:text-underline-style="none" officeooo:rsid="00052e59" style:font-size-asian="14pt" style:font-size-complex="14pt"/>
    </style:style>
    <style:style style:name="T4" style:family="text">
      <style:text-properties fo:font-size="14pt" style:text-underline-style="none" officeooo:rsid="0007d870" style:font-size-asian="14pt" style:font-size-complex="14pt"/>
    </style:style>
    <style:style style:name="T5" style:family="text">
      <style:text-properties fo:font-size="14pt" style:text-underline-style="none" officeooo:rsid="001751cd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52e5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07d870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926cb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65b15" style:font-size-asian="10pt" style:font-size-complex="10pt"/>
    </style:style>
    <style:style style:name="T12" style:family="text">
      <style:text-properties fo:font-size="10pt" officeooo:rsid="00070444" style:font-size-asian="10pt" style:font-size-complex="10pt"/>
    </style:style>
    <style:style style:name="T13" style:family="text">
      <style:text-properties fo:font-size="10pt" officeooo:rsid="00098100" style:font-size-asian="10pt" style:font-size-complex="10pt"/>
    </style:style>
    <style:style style:name="T14" style:family="text">
      <style:text-properties fo:font-size="10pt" officeooo:rsid="000a96ac" style:font-size-asian="10pt" style:font-size-complex="10pt"/>
    </style:style>
    <style:style style:name="T15" style:family="text">
      <style:text-properties fo:font-size="10pt" officeooo:rsid="0020889b" style:font-size-asian="10pt" style:font-size-complex="10pt"/>
    </style:style>
    <style:style style:name="T16" style:family="text">
      <style:text-properties fo:font-size="10pt" officeooo:rsid="002150f7" style:font-size-asian="10pt" style:font-size-complex="10pt"/>
    </style:style>
    <style:style style:name="T17" style:family="text">
      <style:text-properties fo:font-size="10pt" officeooo:rsid="0030f39f" style:font-size-asian="10pt" style:font-size-complex="10pt"/>
    </style:style>
    <style:style style:name="T18" style:family="text">
      <style:text-properties fo:font-size="10pt" officeooo:rsid="00365eb9" style:font-size-asian="10pt" style:font-size-complex="10pt"/>
    </style:style>
    <style:style style:name="T19" style:family="text">
      <style:text-properties fo:font-size="10pt" style:text-underline-style="none" officeooo:rsid="0007d870" style:font-size-asian="8.75pt" style:font-size-complex="10pt"/>
    </style:style>
    <style:style style:name="T20" style:family="text">
      <style:text-properties fo:font-size="10pt" officeooo:rsid="0012f29e" style:font-size-asian="8.75pt" style:font-size-complex="10pt"/>
    </style:style>
    <style:style style:name="T21" style:family="text">
      <style:text-properties fo:font-size="10pt" officeooo:rsid="0007d870" style:font-size-asian="8.75pt" style:font-size-complex="10pt"/>
    </style:style>
    <style:style style:name="T22" style:family="text">
      <style:text-properties fo:font-size="16pt" style:text-underline-style="solid" style:text-underline-width="auto" style:text-underline-color="font-color" officeooo:rsid="00052e59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12f29e" style:font-size-asian="16pt" style:font-size-complex="16pt"/>
    </style:style>
    <style:style style:name="T24" style:family="text">
      <style:text-properties fo:font-size="16pt" style:text-underline-style="none" officeooo:rsid="00052e59" style:font-size-asian="16pt" style:font-size-complex="16pt"/>
    </style:style>
    <style:style style:name="T25" style:family="text">
      <style:text-properties fo:font-size="12pt" style:text-underline-style="none" officeooo:rsid="00052e59" style:font-size-asian="12pt" style:font-size-complex="12pt"/>
    </style:style>
    <style:style style:name="T26" style:family="text">
      <style:text-properties fo:font-size="12pt" style:text-underline-style="none" officeooo:rsid="002150f7" style:font-size-asian="12pt" style:font-size-complex="12pt"/>
    </style:style>
    <style:style style:name="T27" style:family="text">
      <style:text-properties fo:font-size="12pt" style:text-underline-style="none" officeooo:rsid="001751cd" style:font-size-asian="12pt" style:font-size-complex="12pt"/>
    </style:style>
    <style:style style:name="T28" style:family="text">
      <style:text-properties fo:font-size="12pt" style:text-underline-style="none" officeooo:rsid="00203b6a" style:font-size-asian="12pt" style:font-size-complex="12pt"/>
    </style:style>
    <style:style style:name="T29" style:family="text">
      <style:text-properties fo:font-size="12pt" style:text-underline-style="none" officeooo:rsid="002a8622" style:font-size-asian="12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0cdd3b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officeooo:rsid="001751cd" style:font-size-asian="12pt" style:font-size-complex="12pt"/>
    </style:style>
    <style:style style:name="T32" style:family="text">
      <style:text-properties officeooo:rsid="00098100"/>
    </style:style>
    <style:style style:name="T33" style:family="text">
      <style:text-properties style:text-underline-style="none" officeooo:rsid="000926cb"/>
    </style:style>
    <style:style style:name="T34" style:family="text">
      <style:text-properties officeooo:rsid="00203b6a"/>
    </style:style>
    <style:style style:name="T35" style:family="text">
      <style:text-properties officeooo:rsid="0023d969"/>
    </style:style>
    <style:style style:name="T36" style:family="text">
      <style:text-properties officeooo:rsid="002a758a"/>
    </style:style>
    <style:style style:name="T37" style:family="text">
      <style:text-properties officeooo:rsid="003934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ale Kelly</text:p>
      <text:p text:style-name="P21"><text:a xlink:type="simple" xlink:href="mailto:dalekellytoo@gmail.com" text:style-name="Internet_20_link" text:visited-style-name="Visited_20_Internet_20_Link">dalekellytoo@gmail.com</text:a></text:p>
      <text:p text:style-name="P13"><text:span text:style-name="T35">Thinking of a position</text:span> <text:span text:style-name="T37">in a diverse, inclusive, competitve environment with common goals</text:span>.</text:p>
      <text:p text:style-name="P1"/>
      <text:p text:style-name="P1"/>
      <text:p text:style-name="P6"><text:span text:style-name="T33"><text:tab/></text:span><text:span text:style-name="T9">E</text:span><text:span text:style-name="T8">ducation</text:span></text:p>
      <text:p text:style-name="P2"/>
      <text:p text:style-name="P3"><text:tab/><text:tab/><text:span text:style-name="T2">Vocational Technical School</text:span></text:p>
      <text:p text:style-name="P3"><text:tab/><text:tab/><text:tab/><text:span text:style-name="T13">Welding Certificate</text:span></text:p>
      <text:p text:style-name="P18"/>
      <text:p text:style-name="P18"><text:tab/><text:tab/><text:a xlink:type="simple" xlink:href="https://www.ccac.edu/" text:style-name="Internet_20_link" text:visited-style-name="Visited_20_Internet_20_Link">Community College of Allegheny College</text:a></text:p>
      <text:p text:style-name="P4"><text:tab/><text:tab/><text:tab/><text:span text:style-name="T10">General Studies, </text:span><text:a xlink:type="simple" xlink:href="https://www.ptk.org/" text:style-name="Internet_20_link" text:visited-style-name="Visited_20_Internet_20_Link"><text:span text:style-name="T15">Phi Theta Kappa</text:span></text:a><text:span text:style-name="T15"> Honors Society</text:span></text:p>
      <text:p text:style-name="P2"/>
      <text:p text:style-name="P2"><text:tab/><text:tab/><text:a xlink:type="simple" xlink:href="https://www.pitt.edu/" text:style-name="Internet_20_link" text:visited-style-name="Visited_20_Internet_20_Link"><text:span text:style-name="T1">University of Pittsburgh</text:span></text:a></text:p>
      <text:p text:style-name="P2"><text:tab/><text:tab/><text:tab/><text:span text:style-name="T10">Bachelor of Science in Chemical Engineering, </text:span><text:span text:style-name="T16">C</text:span><text:span text:style-name="T10">um </text:span><text:span text:style-name="T16">L</text:span><text:span text:style-name="T10">aude</text:span></text:p>
      <text:p text:style-name="P5"><text:span text:style-name="T10"><text:tab/><text:tab/><text:tab/></text:span><text:a xlink:type="simple" xlink:href="https://www.achsnatl.org/society.asp?society=oce" text:style-name="Internet_20_link" text:visited-style-name="Visited_20_Internet_20_Link"><text:span text:style-name="T18">Omega Chi Epsilon</text:span></text:a><text:span text:style-name="T18"> </text:span><text:span text:style-name="T15">Honors Society</text:span></text:p>
      <text:p text:style-name="P2"/>
      <text:p text:style-name="P2"><text:tab/><text:tab/><text:a xlink:type="simple" xlink:href="https://metaphysicsuniversity.com/" text:style-name="Internet_20_link" text:visited-style-name="Visited_20_Internet_20_Link"><text:span text:style-name="T1">University of Metaphysical Sciences</text:span></text:a></text:p>
      <text:p text:style-name="P2"><text:span text:style-name="T1"><text:tab/><text:tab/><text:tab/></text:span><text:span text:style-name="T20">Currently pursuing Doctor of Divinity, D.D.</text:span></text:p>
      <text:p text:style-name="P12"><text:tab/><text:tab/><text:tab/>Philosopher of Metaphysics, Ph.D.</text:p>
      <text:p text:style-name="P10"><text:tab/><text:tab/><text:tab/><text:a xlink:type="simple" xlink:href="https://metaphysicsuniversity.com/heart-of-ums/wisdom-of-the-heart-church/" text:style-name="Internet_20_link" text:visited-style-name="Visited_20_Internet_20_Link"><text:span text:style-name="T36">Wisdom Of The Heart Church</text:span></text:a><text:span text:style-name="T36"> </text:span>Practitioner’s Certificate</text:p>
      <text:p text:style-name="P9"><text:tab/><text:tab/><text:tab/><text:a xlink:type="simple" xlink:href="https://metaphysicsuniversity.com/heart-of-ums/wisdom-of-the-heart-church/" text:style-name="Internet_20_link" text:visited-style-name="Visited_20_Internet_20_Link"><text:span text:style-name="T36">Wisdom Of The Heart Church</text:span></text:a><text:span text:style-name="T36"> </text:span>Ministerial Ordination</text:p>
      <text:p text:style-name="P8"><text:tab/><text:tab/><text:tab/>Master of Metaphysical Sciences</text:p>
      <text:p text:style-name="P7"><text:tab/><text:tab/><text:tab/><text:span text:style-name="T32">Bachelor of Metaphysical Sciences</text:span></text:p>
      <text:p text:style-name="P7"/>
      <text:p text:style-name="P7"/>
      <text:p text:style-name="P7"><text:span text:style-name="T24"><text:tab/></text:span><text:span text:style-name="T22">Experience</text:span></text:p>
      <text:p text:style-name="P24"/>
      <text:p text:style-name="P16"><text:span text:style-name="T25"><text:tab/><text:tab/><text:tab/></text:span><text:span text:style-name="T29">Philosophy</text:span></text:p>
      <text:p text:style-name="P16"><text:a xlink:type="simple" xlink:href="https://www.kodak.com/" text:style-name="Internet_20_link" text:visited-style-name="Visited_20_Internet_20_Link"><text:span text:style-name="T25"/></text:a></text:p>
      <text:p text:style-name="P16"><text:span text:style-name="T25"><text:tab/><text:tab/></text:span><text:a xlink:type="simple" xlink:href="https://www.kodak.com/" text:style-name="Internet_20_link" text:visited-style-name="Visited_20_Internet_20_Link"><text:span text:style-name="T6">Eastman Kodak Company</text:span></text:a></text:p>
      <text:p text:style-name="P17"><text:bookmark text:name="u_x_2"/><text:span text:style-name="T3"><text:tab/><text:tab/><text:tab/></text:span><text:span text:style-name="T10">Imag</text:span><text:span text:style-name="T14">e</text:span><text:span text:style-name="T10"> Science Training Program, </text:span><text:span text:style-name="T11">2 years</text:span><text:span text:style-name="T10"><text:line-break/><text:tab/><text:tab/><text:tab/></text:span><text:span text:style-name="T11">Development Engineer: </text:span><text:span text:style-name="T10">Consumer </text:span><text:a xlink:type="simple" xlink:href="https://en.wikipedia.org/wiki/RA-4_process" text:style-name="Internet_20_link" text:visited-style-name="Visited_20_Internet_20_Link"><text:span text:style-name="T10">RA4</text:span></text:a><text:span text:style-name="T10"> AgX Paper Testing, </text:span><text:span text:style-name="T11">1 year</text:span><text:span text:style-name="T10"><text:line-break/><text:tab/><text:tab/><text:tab/></text:span><text:span text:style-name="T11">Senior Develop</text:span><text:span text:style-name="T12">ment</text:span><text:span text:style-name="T11"> Engineer: </text:span><text:span text:style-name="T10">Consumer/Professional </text:span><text:a xlink:type="simple" xlink:href="https://en.wikipedia.org/wiki/C-41_process" text:style-name="Internet_20_link" text:visited-style-name="Visited_20_Internet_20_Link"><text:span text:style-name="T10">C41</text:span></text:a><text:span text:style-name="T10"> AgX Film Process, </text:span><text:span text:style-name="T11">3 years</text:span><text:span text:style-name="T10"><text:line-break/><text:tab/><text:tab/><text:tab/></text:span><text:span text:style-name="T11">Senior Development Engineer: </text:span><text:span text:style-name="T10">Professional Hybri</text:span><text:span text:style-name="T17">d</text:span><text:span text:style-name="T10">/Digital Systems, </text:span><text:span text:style-name="T11">5 years</text:span></text:p>
      <text:p text:style-name="P11"/>
      <text:p text:style-name="P15"><text:span text:style-name="T11"><text:tab/><text:tab/></text:span><text:a xlink:type="simple" xlink:href="https://www.century21.com/" text:style-name="Internet_20_link" text:visited-style-name="Visited_20_Internet_20_Link"><text:span text:style-name="T7">Century 21 Real Estate</text:span></text:a></text:p>
      <text:p text:style-name="P15"><text:span text:style-name="T4"><text:tab/><text:tab/><text:tab/></text:span><text:span text:style-name="T19">Sales Agent, 4 years</text:span></text:p>
      <text:p text:style-name="P14"/>
      <text:p text:style-name="P15"><text:span text:style-name="T19"><text:tab/><text:tab/></text:span><text:span text:style-name="T5">Skilled Janitor</text:span></text:p>
      <text:p text:style-name="P19"><text:tab/></text:p>
      <text:p text:style-name="P15"><text:span text:style-name="T5"><text:tab/><text:tab/></text:span><text:span text:style-name="T26">Some Computer Systems and Programming</text:span></text:p>
      <text:p text:style-name="P14"/>
      <text:p text:style-name="P14"/>
      <text:p text:style-name="P22"><text:span text:style-name="T21"><text:tab/></text:span><text:span text:style-name="T23">Affiliations</text:span></text:p>
      <text:p text:style-name="P14"><text:tab/><text:tab/></text:p>
      <text:p text:style-name="P16"><text:span text:style-name="T19"><text:tab/><text:tab/></text:span><text:a xlink:type="simple" xlink:href="https://www.aadp.net/" text:style-name="Internet_20_link" text:visited-style-name="Visited_20_Internet_20_Link"><text:span text:style-name="T30">American Association of Drugless Practition</text:span></text:a><text:a xlink:type="simple" xlink:href="https://www.aadp.net/" text:style-name="Internet_20_link" text:visited-style-name="Visited_20_Internet_20_Link"><text:span text:style-name="T31">ers</text:span></text:a><text:span text:style-name="T27"> </text:span><text:span text:style-name="T28">Certificate# 56603712</text:span></text:p>
      <text:p text:style-name="P23"><text:tab/><text:tab/><text:a xlink:type="simple" xlink:href="https://www.joinaama.com/" text:style-name="Internet_20_link" text:visited-style-name="Visited_20_Internet_20_Link">American Alternative Medicine Association</text:a> <text:span text:style-name="T34">Certificate# 923838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56:56.817000000</meta:creation-date>
    <dc:date>2019-02-24T19:23:28.958000000</dc:date>
    <meta:editing-duration>PT1H51M13S</meta:editing-duration>
    <meta:editing-cycles>49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31" meta:word-count="153" meta:character-count="1255" meta:non-whitespace-character-count="1057"/>
  </office:meta>
</office:document-meta>
</file>